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5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66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0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1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7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8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0" office:value-type="string" calcext:value-type="string">
            <text:p>NF - SERV. PROD. </text:p>
          </table:table-cell>
          <table:table-cell table:style-name="ce65" office:value-type="string" calcext:value-type="string">
            <text:p>R$</text:p>
          </table:table-cell>
          <table:table-cell table:style-name="ce70"/>
          <table:table-cell table:style-name="ce72" office:value-type="string" calcext:value-type="string">
            <text:p>PAGO</text:p>
          </table:table-cell>
          <table:table-cell table:style-name="ce6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72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1" office:value-type="string" calcext:value-type="string">
            <text:p>Mens. 08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09-23" calcext:value-type="date">
            <text:p>23/09/2024</text:p>
          </table:table-cell>
          <table:table-cell table:style-name="ce66" table:formula="of:=[.C2]-[.F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1" office:value-type="string" calcext:value-type="string">
            <text:p>Mens. 09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1-05" calcext:value-type="date">
            <text:p>05/11/2024</text:p>
          </table:table-cell>
          <table:table-cell table:style-name="ce66" table:formula="of:=[.C3]-[.F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1" office:value-type="string" calcext:value-type="string">
            <text:p>Mens. 10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02" calcext:value-type="date">
            <text:p>02/12/2024</text:p>
          </table:table-cell>
          <table:table-cell table:style-name="ce66" table:formula="of:=[.C4]-[.F4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1" office:value-type="string" calcext:value-type="string">
            <text:p>Mens. 11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4-12-18" calcext:value-type="date">
            <text:p>18/12/2024</text:p>
          </table:table-cell>
          <table:table-cell table:style-name="ce66" table:formula="of:=[.C5]-[.F5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1" office:value-type="string" calcext:value-type="string">
            <text:p>Mens. 12/2024 (A.C.)</text:p>
          </table:table-cell>
          <table:table-cell table:style-name="ce66" office:value-type="float" office:value="320" calcext:value-type="float">
            <text:p>32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20" calcext:value-type="float">
            <text:p>320,00</text:p>
          </table:table-cell>
          <table:table-cell table:style-name="ce56" office:value-type="date" office:date-value="2025-01-22" calcext:value-type="date">
            <text:p>22/01/2025</text:p>
          </table:table-cell>
          <table:table-cell table:style-name="ce66" table:formula="of:=[.C6]-[.F6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1" office:value-type="string" calcext:value-type="string">
            <text:p>Mens. 01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2-20" calcext:value-type="date">
            <text:p>20/02/2025</text:p>
          </table:table-cell>
          <table:table-cell table:style-name="ce66" table:formula="of:=[.C7]-[.F7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1" office:value-type="string" calcext:value-type="string">
            <text:p>Mens. 02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3-26" calcext:value-type="date">
            <text:p>26/03/2025</text:p>
          </table:table-cell>
          <table:table-cell table:style-name="ce66" table:formula="of:=[.C8]-[.F8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1" office:value-type="string" calcext:value-type="string">
            <text:p>Mens. 03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4-23" calcext:value-type="date">
            <text:p>23/04/2025</text:p>
          </table:table-cell>
          <table:table-cell table:style-name="ce66" table:formula="of:=[.C9]-[.F9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1" office:value-type="string" calcext:value-type="string">
            <text:p>Mens. 04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5-21" calcext:value-type="date">
            <text:p>21/05/2025</text:p>
          </table:table-cell>
          <table:table-cell table:style-name="ce66" table:formula="of:=[.C10]-[.F10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1" office:value-type="string" calcext:value-type="string">
            <text:p>Mens. 05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6-23" calcext:value-type="date">
            <text:p>23/06/2025</text:p>
          </table:table-cell>
          <table:table-cell table:style-name="ce66" table:formula="of:=[.C11]-[.F11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1" office:value-type="string" calcext:value-type="string">
            <text:p>Mens. 06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7-17" calcext:value-type="date">
            <text:p>17/07/2025</text:p>
          </table:table-cell>
          <table:table-cell table:style-name="ce66" table:formula="of:=[.C12]-[.F12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1" office:value-type="string" calcext:value-type="string">
            <text:p>Mens. 07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pg</text:p>
          </table:table-cell>
          <table:table-cell table:style-name="ce66" office:value-type="float" office:value="340" calcext:value-type="float">
            <text:p>340,00</text:p>
          </table:table-cell>
          <table:table-cell table:style-name="ce56" office:value-type="date" office:date-value="2025-08-22" calcext:value-type="date">
            <text:p>22/08/2025</text:p>
          </table:table-cell>
          <table:table-cell table:style-name="ce66" table:formula="of:=[.C13]-[.F13]" office:value-type="float" office:value="0" calcext:value-type="float">
            <text:p>-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1" office:value-type="string" calcext:value-type="string">
            <text:p>Mens. 08/2025 (A.C.)</text:p>
          </table:table-cell>
          <table:table-cell table:style-name="ce66" office:value-type="float" office:value="340" calcext:value-type="float">
            <text:p>340,00</text:p>
          </table:table-cell>
          <table:table-cell table:style-name="ce71"/>
          <table:table-cell table:style-name="ce73" office:value-type="string" calcext:value-type="string">
            <text:p>não</text:p>
          </table:table-cell>
          <table:table-cell table:style-name="ce66" office:value-type="float" office:value="0" calcext:value-type="float">
            <text:p>-</text:p>
          </table:table-cell>
          <table:table-cell table:style-name="ce56"/>
          <table:table-cell table:style-name="ce66" table:formula="of:=[.C14]-[.F14]" office:value-type="float" office:value="340" calcext:value-type="float">
            <text:p>340,00</text:p>
          </table:table-cell>
          <table:table-cell table:style-name="ce79"/>
          <table:table-cell table:style-name="ce81" table:number-columns-repeated="55"/>
        </table:table-row>
        <table:table-row table:style-name="ro2">
          <table:table-cell table:style-name="ce57"/>
          <table:table-cell/>
          <table:table-cell table:style-name="ce67" table:number-columns-repeated="4"/>
          <table:table-cell table:style-name="ce76" office:value-type="string" calcext:value-type="string">
            <text:p>TOTAL</text:p>
          </table:table-cell>
          <table:table-cell table:style-name="ce78" table:formula="of:=SUM([.H2:.H14])" office:value-type="float" office:value="340" calcext:value-type="float">
            <text:p>340,00</text:p>
          </table:table-cell>
          <table:table-cell table:style-name="ce80"/>
          <table:table-cell table:style-name="ce81" table:number-columns-repeated="55"/>
        </table:table-row>
        <table:table-row table:style-name="ro2" table:number-rows-repeated="3">
          <table:table-cell table:style-name="ce57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>
          <table:table-cell table:style-name="ce57"/>
          <table:table-cell table:style-name="ce63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">
          <table:table-cell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5">
          <table:table-cell table:style-name="ce58"/>
          <table:table-cell table:style-name="ce62"/>
          <table:table-cell table:style-name="ce68" table:number-columns-repeated="2"/>
          <table:table-cell table:style-name="ce74"/>
          <table:table-cell table:style-name="ce68"/>
          <table:table-cell table:style-name="ce58"/>
          <table:table-cell table:style-name="ce68"/>
          <table:table-cell table:style-name="ce74"/>
          <table:table-cell table:style-name="ce81" table:number-columns-repeated="55"/>
        </table:table-row>
        <table:table-row table:style-name="ro2" table:number-rows-repeated="31964">
          <table:table-cell table:style-name="ce59"/>
          <table:table-cell table:style-name="ce64"/>
          <table:table-cell table:style-name="ce69" table:number-columns-repeated="2"/>
          <table:table-cell table:style-name="ce75"/>
          <table:table-cell table:style-name="ce69"/>
          <table:table-cell table:style-name="ce59"/>
          <table:table-cell table:style-name="ce69"/>
          <table:table-cell table:style-name="ce75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textual="true"/>
      <number:text> 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2P0" style:volatile="true">
      <number:number number:decimal-places="0" number:min-decimal-places="0" number:min-integer-digits="1" number:grouping="true"/>
      <number:text> DM""""""""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22">
      <number:text>- DM""""""""</number:text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6P0" style:volatile="true">
      <number:text>R$""""""""""""""""""""""""""""""""""""""""""""""""""</number:text>
    </number:number-style>
    <number:number-style style:name="N126">
      <style:text-properties fo:color="#ff0000"/>
      <number:text>(R$""""""""""""""""""""""""""""""""""""""""""""""""""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</number:date-style>
    <number:number-style style:name="N135P0" style:volatile="true">
      <number:text>R$""""""""""""""""""""""""""""""""""""""""""""""""""</number:text>
    </number:number-style>
    <number:number-style style:name="N135P1" style:volatile="true">
      <number:text>R$(""""""""""""""""""""""""""""""""""""""""""""""""""</number:text>
    </number:number-style>
    <number:number-style style:name="N135">
      <number:text>R$-""""""""""""""""""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</number:text>
      <number:number number:decimal-places="2" number:min-decimal-places="2" number:min-integer-digits="1" number:grouping="true"/>
    </number:number-style>
    <number:number-style style:name="N13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</number:text>
      <number:number number:decimal-places="0" number:min-decimal-places="0" number:min-integer-digits="1" number:grouping="true"/>
    </number:number-style>
    <number:number-style style:name="N14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number:min-decimal-places="2" number:min-integer-digits="1" number:grouping="true"/>
      <number:text> DM""""""""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49">
      <number:text>-</number:text>
      <number:number number:decimal-places="0" number:min-decimal-places="0" number:min-integer-digits="0"/>
      <number:text> DM""""""""</number:text>
      <style:map style:condition="value()&gt;0" style:apply-style-name="N149P0"/>
      <style:map style:condition="value()&lt;0" style:apply-style-name="N149P1"/>
    </number:number-style>
    <number:time-style style:name="N150">
      <number:minutes number:style="long"/>
      <number:text>:</number:text>
      <number:seconds number:style="long"/>
      <number:text>,</number:text>
    </number:time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DM""""""""</number:text>
    </number:number-style>
    <number:number-style style:name="N153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53P0"/>
    </number:number-style>
    <number:number-style style:name="N155P0" style:volatile="true">
      <number:text>R$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date-style style:name="N157">
      <number:day number:style="long"/>
      <number:text>.</number:text>
      <number:month number:style="long"/>
      <number:text>.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DM""""""""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3P0"/>
    </number:number-style>
    <number:number-style style:name="N165P0" style:volatile="true">
      <number:text>R$""""""""</number:text>
      <number:number number:decimal-places="0" number:min-decimal-places="0" number:min-integer-digits="1" number:grouping="true"/>
    </number:number-style>
    <number:number-style style:name="N165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65">
      <number:text>R$-""""""""</number:text>
      <style:map style:condition="value()&gt;0" style:apply-style-name="N165P0"/>
      <style:map style:condition="value()&lt;0" style:apply-style-name="N165P1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decimal-places="0" number:min-integer-digits="1" number:grouping="true"/>
      <number:text> DM""""""""</number:text>
    </number:number-style>
    <number:number-style style:name="N16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  <style:map style:condition="value()&gt;0" style:apply-style-name="N174P0"/>
      <style:map style:condition="value()&lt;0" style:apply-style-name="N174P1"/>
    </number:number-style>
    <number:time-style style:name="N17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6P0" style:volatile="true">
      <number:number number:decimal-places="2" number:min-decimal-places="2" number:min-integer-digits="1" number:grouping="true"/>
      <number:text> DM""""""""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76P0"/>
    </number:number-style>
    <number:date-style style:name="N177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8.539294142">00:00:00</text:time></text:span><text:span text:style-name="MT2"><text:s/></text:span></text:p>
        </style:region-center>
        <style:region-right>
          <text:p><text:span text:style-name="MT3">Guarani Atlético Clube</text:span></text:p>
          <text:p><text:span text:style-name="MT2">Junior/Valdirene - Tel.: 99608-1369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Guarani Atlético Club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8.54204302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9-01T14:07:58.862636626</dc:date>
    <dc:language>pt-PT</dc:language>
    <meta:editing-cycles>542</meta:editing-cycles>
    <meta:editing-duration>PT20H35M19S</meta:editing-duration>
    <meta:print-date>2020-08-12T13:53:36.446000000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